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Bonus Points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Pivot Lab 1</text:p>
          </table:table-cell>
          <table:table-cell office:value-type="string" calcext:value-type="string">
            <text:p>Pivot Lab 2</text:p>
          </table:table-cell>
          <table:table-cell office:value-type="string" calcext:value-type="string">
            <text:p>Pivot Lab 3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Class Part.</text:p>
          </table:table-cell>
          <table:table-cell office:value-type="string" calcext:value-type="string">
            <text:p>Raw Score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Letter</text:p>
          </table:table-cell>
          <table:table-cell/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Abarca</text:p>
          </table:table-cell>
          <table:table-cell office:value-type="string" calcext:value-type="string">
            <text:p>mabarca@poets.whittier.ed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94" office:value-type="float" office:value="0.94" calcext:value-type="float">
            <text:p>0.94</text:p>
          </table:table-cell>
          <table:table-cell table:formula="of:=17/17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2]+35*AVERAGE([.H2];[.I2];[.J2];[.K2])+25*[.G2]+25*[.L2]" office:value-type="float" office:value="95.1123355263158" calcext:value-type="float">
            <text:p>95.1123355263158</text:p>
          </table:table-cell>
          <table:table-cell table:formula="of:=[.O2]+1" office:value-type="float" office:value="96.1123355263158" calcext:value-type="float">
            <text:p>96.11233552631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arca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string" calcext:value-type="string">
            <text:p>jarada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94" office:value-type="float" office:value="0.94" calcext:value-type="float">
            <text:p>0.94</text:p>
          </table:table-cell>
          <table:table-cell table:formula="of:=15/17" office:value-type="float" office:value="0.882352941176471" calcext:value-type="float">
            <text:p>0.882352941176471</text:p>
          </table:table-cell>
          <table:table-cell table:formula="of:=18/2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3]+35*AVERAGE([.H3];[.I3];[.J3];[.K3])+25*[.G3]+25*[.L3]" office:value-type="float" office:value="96.2547987616099" calcext:value-type="float">
            <text:p>96.2547987616099</text:p>
          </table:table-cell>
          <table:table-cell table:formula="of:=[.O3]+1" office:value-type="float" office:value="97.2547987616099" calcext:value-type="float">
            <text:p>97.25479876160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ada</text:p>
          </table:table-cell>
        </table:table-row>
        <table:table-row table:style-name="ro1">
          <table:table-cell office:value-type="string" calcext:value-type="string">
            <text:p>Teige</text:p>
          </table:table-cell>
          <table:table-cell office:value-type="string" calcext:value-type="string">
            <text:p>Barrett</text:p>
          </table:table-cell>
          <table:table-cell office:value-type="string" calcext:value-type="string">
            <text:p>tbarrett@poets.whittier.edu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20/19" office:value-type="float" office:value="1.05263157894737" calcext:value-type="float">
            <text:p>1.05263157894737</text:p>
          </table:table-cell>
          <table:table-cell table:formula="of:=0.97" office:value-type="float" office:value="0.97" calcext:value-type="float">
            <text:p>0.97</text:p>
          </table:table-cell>
          <table:table-cell table:formula="of:=17/17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4]+35*AVERAGE([.H4];[.I4];[.J4];[.K4])+25*[.G4]+25*[.L4]" office:value-type="float" office:value="100.506414473684" calcext:value-type="float">
            <text:p>100.506414473684</text:p>
          </table:table-cell>
          <table:table-cell table:formula="of:=[.O4]+1" office:value-type="float" office:value="101.506414473684" calcext:value-type="float">
            <text:p>101.5064144736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rrett</text:p>
          </table:table-cell>
        </table:table-row>
        <table:table-row table:style-name="ro1">
          <table:table-cell office:value-type="string" calcext:value-type="string">
            <text:p>Cesar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cbautist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88" office:value-type="float" office:value="0.88" calcext:value-type="float">
            <text:p>0.88</text:p>
          </table:table-cell>
          <table:table-cell table:formula="of:=14/17" office:value-type="float" office:value="0.823529411764706" calcext:value-type="float">
            <text:p>0.823529411764706</text:p>
          </table:table-cell>
          <table:table-cell table:formula="of:=16/20" office:value-type="float" office:value="0.8" calcext:value-type="float">
            <text:p>0.8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5]+35*AVERAGE([.H5];[.I5];[.J5];[.K5])+25*[.G5]+25*[.L5]" office:value-type="float" office:value="87.4774284055728" calcext:value-type="float">
            <text:p>87.4774284055728</text:p>
          </table:table-cell>
          <table:table-cell table:formula="of:=[.O5]+1" office:value-type="float" office:value="88.4774284055728" calcext:value-type="float">
            <text:p>88.4774284055728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autista</text:p>
          </table:table-cell>
        </table:table-row>
        <table:table-row table:style-name="ro1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lclark1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86" office:value-type="float" office:value="0.86" calcext:value-type="float">
            <text:p>0.86</text:p>
          </table:table-cell>
          <table:table-cell table:formula="of:=14/17" office:value-type="float" office:value="0.823529411764706" calcext:value-type="float">
            <text:p>0.823529411764706</text:p>
          </table:table-cell>
          <table:table-cell table:formula="of:=15/20" office:value-type="float" office:value="0.75" calcext:value-type="float">
            <text:p>0.75</text:p>
          </table:table-cell>
          <table:table-cell table:formula="of:=13/2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6]+35*AVERAGE([.H6];[.I6];[.J6];[.K6])+25*[.G6]+25*[.L6]" office:value-type="float" office:value="90.665092879257" calcext:value-type="float">
            <text:p>90.665092879257</text:p>
          </table:table-cell>
          <table:table-cell table:formula="of:=[.O6]+1" office:value-type="float" office:value="91.665092879257" calcext:value-type="float">
            <text:p>91.665092879257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lark</text:p>
          </table:table-cell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acortez2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9/19" office:value-type="float" office:value="1" calcext:value-type="float">
            <text:p>1</text:p>
          </table:table-cell>
          <table:table-cell table:formula="of:=0.97" office:value-type="float" office:value="0.97" calcext:value-type="float">
            <text:p>0.97</text:p>
          </table:table-cell>
          <table:table-cell table:formula="of:=5/17" office:value-type="float" office:value="0.294117647058823" calcext:value-type="float">
            <text:p>0.294117647058823</text:p>
          </table:table-cell>
          <table:table-cell table:formula="of:=8/20" office:value-type="float" office:value="0.4" calcext:value-type="float">
            <text:p>0.4</text:p>
          </table:table-cell>
          <table:table-cell table:formula="of:=8/16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7]+35*AVERAGE([.H7];[.I7];[.J7];[.K7])+25*[.G7]+25*[.L7]" office:value-type="float" office:value="83.9360294117647" calcext:value-type="float">
            <text:p>83.9360294117647</text:p>
          </table:table-cell>
          <table:table-cell table:formula="of:=[.O7]+1" office:value-type="float" office:value="84.9360294117647" calcext:value-type="float">
            <text:p>84.93602941176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tez</text:p>
          </table:table-cell>
        </table:table-row>
        <table:table-row table:style-name="ro1">
          <table:table-cell office:value-type="string" calcext:value-type="string">
            <text:p>Collin</text:p>
          </table:table-cell>
          <table:table-cell office:value-type="string" calcext:value-type="string">
            <text:p>Drummond</text:p>
          </table:table-cell>
          <table:table-cell office:value-type="string" calcext:value-type="string">
            <text:p>cdrummo1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89" office:value-type="float" office:value="0.89" calcext:value-type="float">
            <text:p>0.89</text:p>
          </table:table-cell>
          <table:table-cell table:formula="of:=3/17" office:value-type="float" office:value="0.176470588235294" calcext:value-type="float">
            <text:p>0.176470588235294</text:p>
          </table:table-cell>
          <table:table-cell table:formula="of:=18/2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8]+35*AVERAGE([.H8];[.I8];[.J8];[.K8])+25*[.G8]+25*[.L8]" office:value-type="float" office:value="89.0939531733746" calcext:value-type="float">
            <text:p>89.0939531733746</text:p>
          </table:table-cell>
          <table:table-cell table:formula="of:=[.O8]+1" office:value-type="float" office:value="90.0939531733746" calcext:value-type="float">
            <text:p>90.0939531733746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Drummond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jestrad6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84" office:value-type="float" office:value="0.84" calcext:value-type="float">
            <text:p>0.84</text:p>
          </table:table-cell>
          <table:table-cell table:formula="of:=16/17" office:value-type="float" office:value="0.941176470588235" calcext:value-type="float">
            <text:p>0.941176470588235</text:p>
          </table:table-cell>
          <table:table-cell table:formula="of:=10/20" office:value-type="float" office:value="0.5" calcext:value-type="float">
            <text:p>0.5</text:p>
          </table:table-cell>
          <table:table-cell table:formula="of:=7/16" office:value-type="float" office:value="0.4375" calcext:value-type="float">
            <text:p>0.4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9]+35*AVERAGE([.H9];[.I9];[.J9];[.K9])+25*[.G9]+25*[.L9]" office:value-type="float" office:value="86.1568401702786" calcext:value-type="float">
            <text:p>86.1568401702786</text:p>
          </table:table-cell>
          <table:table-cell table:formula="of:=[.O9]+1" office:value-type="float" office:value="87.1568401702787" calcext:value-type="float">
            <text:p>87.1568401702787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Estrada</text:p>
          </table:table-cell>
        </table:table-row>
        <table:table-row table:style-name="ro1">
          <table:table-cell office:value-type="string" calcext:value-type="string">
            <text:p>Lorissa</text:p>
          </table:table-cell>
          <table:table-cell office:value-type="string" calcext:value-type="string">
            <text:p>Gallardo</text:p>
          </table:table-cell>
          <table:table-cell office:value-type="string" calcext:value-type="string">
            <text:p>lgallard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92" office:value-type="float" office:value="0.92" calcext:value-type="float">
            <text:p>0.92</text:p>
          </table:table-cell>
          <table:table-cell table:formula="of:=15/17" office:value-type="float" office:value="0.882352941176471" calcext:value-type="float">
            <text:p>0.882352941176471</text:p>
          </table:table-cell>
          <table:table-cell table:formula="of:=18/2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10]+35*AVERAGE([.H10];[.I10];[.J10];[.K10])+25*[.G10]+25*[.L10]" office:value-type="float" office:value="92.2640092879257" calcext:value-type="float">
            <text:p>92.2640092879257</text:p>
          </table:table-cell>
          <table:table-cell table:formula="of:=[.O10]+1" office:value-type="float" office:value="93.2640092879257" calcext:value-type="float">
            <text:p>93.26400928792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llardo</text:p>
          </table:table-cell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6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3/19" office:value-type="float" office:value="0.68421052631579" calcext:value-type="float">
            <text:p>0.68421052631579</text:p>
          </table:table-cell>
          <table:table-cell table:formula="of:=0.84" office:value-type="float" office:value="0.84" calcext:value-type="float">
            <text:p>0.84</text:p>
          </table:table-cell>
          <table:table-cell table:formula="of:=15/17" office:value-type="float" office:value="0.882352941176471" calcext:value-type="float">
            <text:p>0.882352941176471</text:p>
          </table:table-cell>
          <table:table-cell table:formula="of:=8/20" office:value-type="float" office:value="0.4" calcext:value-type="float">
            <text:p>0.4</text:p>
          </table:table-cell>
          <table:table-cell table:formula="of:=8/16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11]+35*AVERAGE([.H11];[.I11];[.J11];[.K11])+25*[.G11]+25*[.L11]" office:value-type="float" office:value="80.0508513931888" calcext:value-type="float">
            <text:p>80.0508513931888</text:p>
          </table:table-cell>
          <table:table-cell table:formula="of:=[.O11]+1" office:value-type="float" office:value="81.0508513931888" calcext:value-type="float">
            <text:p>81.0508513931888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string" calcext:value-type="string">
            <text:p>jguerra2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92" office:value-type="float" office:value="0.92" calcext:value-type="float">
            <text:p>0.92</text:p>
          </table:table-cell>
          <table:table-cell table:formula="of:=13/17" office:value-type="float" office:value="0.764705882352941" calcext:value-type="float">
            <text:p>0.764705882352941</text:p>
          </table:table-cell>
          <table:table-cell table:formula="of:=18/20" office:value-type="float" office:value="0.9" calcext:value-type="float">
            <text:p>0.9</text:p>
          </table:table-cell>
          <table:table-cell table:formula="of:=8/16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12]+35*AVERAGE([.H12];[.I12];[.J12];[.K12])+25*[.G12]+25*[.L12]" office:value-type="float" office:value="90.675386996904" calcext:value-type="float">
            <text:p>90.675386996904</text:p>
          </table:table-cell>
          <table:table-cell table:formula="of:=[.O12]+1" office:value-type="float" office:value="91.675386996904" calcext:value-type="float">
            <text:p>91.675386996904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Guerra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20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office:value-type="float" office:value="0.83" calcext:value-type="float">
            <text:p>0.83</text:p>
          </table:table-cell>
          <table:table-cell table:formula="of:=14/17" office:value-type="float" office:value="0.823529411764706" calcext:value-type="float">
            <text:p>0.823529411764706</text:p>
          </table:table-cell>
          <table:table-cell table:formula="of:=16/20" office:value-type="float" office:value="0.8" calcext:value-type="float">
            <text:p>0.8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13]+35*AVERAGE([.H13];[.I13];[.J13];[.K13])+25*[.G13]+25*[.L13]" office:value-type="float" office:value="87.1303889318886" calcext:value-type="float">
            <text:p>87.1303889318886</text:p>
          </table:table-cell>
          <table:table-cell table:formula="of:=[.O13]+1" office:value-type="float" office:value="88.1303889318886" calcext:value-type="float">
            <text:p>88.1303889318886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ernandez</text:p>
          </table:table-cell>
        </table:table-row>
        <table:table-row table:style-name="ro1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ho@poets.whittier.ed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20/19" office:value-type="float" office:value="1.05263157894737" calcext:value-type="float">
            <text:p>1.05263157894737</text:p>
          </table:table-cell>
          <table:table-cell table:formula="of:=0.9" office:value-type="float" office:value="0.9" calcext:value-type="float">
            <text:p>0.9</text:p>
          </table:table-cell>
          <table:table-cell table:formula="of:=16/17" office:value-type="float" office:value="0.941176470588235" calcext:value-type="float">
            <text:p>0.941176470588235</text:p>
          </table:table-cell>
          <table:table-cell table:formula="of:=20/2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14]+35*AVERAGE([.H14];[.I14];[.J14];[.K14])+25*[.G14]+25*[.L14]" office:value-type="float" office:value="99.9260835913313" calcext:value-type="float">
            <text:p>99.9260835913313</text:p>
          </table:table-cell>
          <table:table-cell table:formula="of:=[.O14]+1" office:value-type="float" office:value="100.926083591331" calcext:value-type="float">
            <text:p>100.9260835913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amarti21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6" office:value-type="float" office:value="0.6" calcext:value-type="float">
            <text:p>0.6</text:p>
          </table:table-cell>
          <table:table-cell table:formula="of:=10/17" office:value-type="float" office:value="0.588235294117647" calcext:value-type="float">
            <text:p>0.588235294117647</text:p>
          </table:table-cell>
          <table:table-cell table:formula="of:=10/20" office:value-type="float" office:value="0.5" calcext:value-type="float">
            <text:p>0.5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15]+35*AVERAGE([.H15];[.I15];[.J15];[.K15])+25*[.G15]+25*[.L15]" office:value-type="float" office:value="80.656104876161" calcext:value-type="float">
            <text:p>80.656104876161</text:p>
          </table:table-cell>
          <table:table-cell table:formula="of:=[.O15]+1" office:value-type="float" office:value="81.656104876161" calcext:value-type="float">
            <text:p>81.656104876161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Martinez</text:p>
          </table:table-cell>
        </table:table-row>
        <table:table-row table:style-name="ro1">
          <table:table-cell office:value-type="string" calcext:value-type="string">
            <text:p>Julianna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jmendez1@poets.whittier.ed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8" office:value-type="float" office:value="0.8" calcext:value-type="float">
            <text:p>0.8</text:p>
          </table:table-cell>
          <table:table-cell table:formula="of:=9/17" office:value-type="float" office:value="0.529411764705882" calcext:value-type="float">
            <text:p>0.529411764705882</text:p>
          </table:table-cell>
          <table:table-cell table:formula="of:=20/2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16]+35*AVERAGE([.H16];[.I16];[.J16];[.K16])+25*[.G16]+25*[.L16]" office:value-type="float" office:value="91.5007739938081" calcext:value-type="float">
            <text:p>91.5007739938081</text:p>
          </table:table-cell>
          <table:table-cell table:formula="of:=[.O16]+1" office:value-type="float" office:value="92.5007739938081" calcext:value-type="float">
            <text:p>92.5007739938081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oeslein</text:p>
          </table:table-cell>
          <table:table-cell office:value-type="string" calcext:value-type="string">
            <text:p>mmoeslei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86" office:value-type="float" office:value="0.86" calcext:value-type="float">
            <text:p>0.86</text:p>
          </table:table-cell>
          <table:table-cell table:formula="of:=17/17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formula="of:=3/16" office:value-type="float" office:value="0.1875" calcext:value-type="float">
            <text:p>0.18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17]+35*AVERAGE([.H17];[.I17];[.J17];[.K17])+25*[.G17]+25*[.L17]" office:value-type="float" office:value="85.2182565789474" calcext:value-type="float">
            <text:p>85.2182565789474</text:p>
          </table:table-cell>
          <table:table-cell table:formula="of:=[.O17]+1" office:value-type="float" office:value="86.2182565789474" calcext:value-type="float">
            <text:p>86.21825657894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eslein</text:p>
          </table:table-cell>
        </table:table-row>
        <table:table-row table:style-name="ro1">
          <table:table-cell office:value-type="string" calcext:value-type="string">
            <text:p>Sofia</text:p>
          </table:table-cell>
          <table:table-cell office:value-type="string" calcext:value-type="string">
            <text:p>Paniagua</text:p>
          </table:table-cell>
          <table:table-cell office:value-type="string" calcext:value-type="string">
            <text:p>spaniagu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6" office:value-type="float" office:value="0.6" calcext:value-type="float">
            <text:p>0.6</text:p>
          </table:table-cell>
          <table:table-cell table:formula="of:=17/17" office:value-type="float" office:value="1" calcext:value-type="float">
            <text:p>1</text:p>
          </table:table-cell>
          <table:table-cell table:formula="of:=13/20" office:value-type="float" office:value="0.65" calcext:value-type="float">
            <text:p>0.6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18]+35*AVERAGE([.H18];[.I18];[.J18];[.K18])+25*[.G18]+25*[.L18]" office:value-type="float" office:value="86.4432565789474" calcext:value-type="float">
            <text:p>86.4432565789474</text:p>
          </table:table-cell>
          <table:table-cell table:formula="of:=[.O18]+1" office:value-type="float" office:value="87.4432565789474" calcext:value-type="float">
            <text:p>87.4432565789474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Paniagua</text:p>
          </table:table-cell>
        </table:table-row>
        <table:table-row table:style-name="ro1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string" calcext:value-type="string">
            <text:p>bpena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91" office:value-type="float" office:value="0.91" calcext:value-type="float">
            <text:p>0.91</text:p>
          </table:table-cell>
          <table:table-cell table:formula="of:=14/17" office:value-type="float" office:value="0.823529411764706" calcext:value-type="float">
            <text:p>0.823529411764706</text:p>
          </table:table-cell>
          <table:table-cell table:formula="of:=20/2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19]+35*AVERAGE([.H19];[.I19];[.J19];[.K19])+25*[.G19]+25*[.L19]" office:value-type="float" office:value="96.352592879257" calcext:value-type="float">
            <text:p>96.352592879257</text:p>
          </table:table-cell>
          <table:table-cell table:formula="of:=[.O19]+1" office:value-type="float" office:value="97.352592879257" calcext:value-type="float">
            <text:p>97.3525928792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na</text:p>
          </table:table-cell>
        </table:table-row>
        <table:table-row table:style-name="ro1">
          <table:table-cell office:value-type="string" calcext:value-type="string">
            <text:p>Jonny</text:p>
          </table:table-cell>
          <table:table-cell office:value-type="string" calcext:value-type="string">
            <text:p>Polarek</text:p>
          </table:table-cell>
          <table:table-cell office:value-type="string" calcext:value-type="string">
            <text:p>jpolarek@poets.whittier.ed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20/19" office:value-type="float" office:value="1.05263157894737" calcext:value-type="float">
            <text:p>1.05263157894737</text:p>
          </table:table-cell>
          <table:table-cell table:formula="of:=0.2" office:value-type="float" office:value="0.2" calcext:value-type="float">
            <text:p>0.2</text:p>
          </table:table-cell>
          <table:table-cell table:formula="of:=0" office:value-type="float" office:value="0" calcext:value-type="float">
            <text:p>0</text:p>
          </table:table-cell>
          <table:table-cell table:formula="of:=0/20" office:value-type="float" office:value="0" calcext:value-type="float">
            <text:p>0</text:p>
          </table:table-cell>
          <table:table-cell table:formula="of:=0/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5*[.N20]+35*AVERAGE([.H20];[.I20];[.J20];[.K20])+25*[.G20]+25*[.L20]" office:value-type="float" office:value="28.0657894736842" calcext:value-type="float">
            <text:p>28.0657894736842</text:p>
          </table:table-cell>
          <table:table-cell table:formula="of:=[.O20]+1" office:value-type="float" office:value="29.0657894736842" calcext:value-type="float">
            <text:p>29.065789473684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olarek</text:p>
          </table:table-cell>
        </table:table-row>
        <table:table-row table:style-name="ro1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jromero7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92" office:value-type="float" office:value="0.92" calcext:value-type="float">
            <text:p>0.92</text:p>
          </table:table-cell>
          <table:table-cell table:formula="of:=12/17" office:value-type="float" office:value="0.705882352941176" calcext:value-type="float">
            <text:p>0.705882352941176</text:p>
          </table:table-cell>
          <table:table-cell table:formula="of:=20/2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21]+35*AVERAGE([.H21];[.I21];[.J21];[.K21])+25*[.G21]+25*[.L21]" office:value-type="float" office:value="95.4106811145511" calcext:value-type="float">
            <text:p>95.4106811145511</text:p>
          </table:table-cell>
          <table:table-cell table:formula="of:=[.O21]+1" office:value-type="float" office:value="96.4106811145511" calcext:value-type="float">
            <text:p>96.41068111455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mero</text:p>
          </table:table-cell>
        </table:table-row>
        <table:table-row table:style-name="ro1">
          <table:table-cell office:value-type="string" calcext:value-type="string">
            <text:p>Giovanni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gsamayoa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81" office:value-type="float" office:value="0.81" calcext:value-type="float">
            <text:p>0.81</text:p>
          </table:table-cell>
          <table:table-cell table:formula="of:=16/17" office:value-type="float" office:value="0.941176470588235" calcext:value-type="float">
            <text:p>0.941176470588235</text:p>
          </table:table-cell>
          <table:table-cell table:formula="of:=19/20" office:value-type="float" office:value="0.95" calcext:value-type="float">
            <text:p>0.95</text:p>
          </table:table-cell>
          <table:table-cell table:formula="of:=16/16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22]+35*AVERAGE([.H22];[.I22];[.J22];[.K22])+25*[.G22]+25*[.L22]" office:value-type="float" office:value="89.7537151702786" calcext:value-type="float">
            <text:p>89.7537151702786</text:p>
          </table:table-cell>
          <table:table-cell table:formula="of:=[.O22]+1" office:value-type="float" office:value="90.7537151702786" calcext:value-type="float">
            <text:p>90.7537151702786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Samayoa</text:p>
          </table:table-cell>
        </table:table-row>
        <table:table-row table:style-name="ro1">
          <table:table-cell table:number-columns-repeated="2" office:value-type="string" calcext:value-type="string">
            <text:p>Santana</text:p>
          </table:table-cell>
          <table:table-cell office:value-type="string" calcext:value-type="string">
            <text:p>esantana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84" office:value-type="float" office:value="0.84" calcext:value-type="float">
            <text:p>0.84</text:p>
          </table:table-cell>
          <table:table-cell table:formula="of:=15/17" office:value-type="float" office:value="0.882352941176471" calcext:value-type="float">
            <text:p>0.882352941176471</text:p>
          </table:table-cell>
          <table:table-cell table:formula="of:=8/20" office:value-type="float" office:value="0.4" calcext:value-type="float">
            <text:p>0.4</text:p>
          </table:table-cell>
          <table:table-cell table:formula="of:=6/16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23]+35*AVERAGE([.H23];[.I23];[.J23];[.K23])+25*[.G23]+25*[.L23]" office:value-type="float" office:value="82.9044698142415" calcext:value-type="float">
            <text:p>82.9044698142415</text:p>
          </table:table-cell>
          <table:table-cell table:formula="of:=[.O23]+1" office:value-type="float" office:value="83.9044698142415" calcext:value-type="float">
            <text:p>83.90446981424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ntana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Seifen</text:p>
          </table:table-cell>
          <table:table-cell office:value-type="string" calcext:value-type="string">
            <text:p>tseifen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82" office:value-type="float" office:value="0.82" calcext:value-type="float">
            <text:p>0.82</text:p>
          </table:table-cell>
          <table:table-cell table:formula="of:=13/17" office:value-type="float" office:value="0.764705882352941" calcext:value-type="float">
            <text:p>0.764705882352941</text:p>
          </table:table-cell>
          <table:table-cell table:formula="of:=18/2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24]+35*AVERAGE([.H24];[.I24];[.J24];[.K24])+25*[.G24]+25*[.L24]" office:value-type="float" office:value="88.4969330495356" calcext:value-type="float">
            <text:p>88.4969330495356</text:p>
          </table:table-cell>
          <table:table-cell table:formula="of:=[.O24]+1" office:value-type="float" office:value="89.4969330495356" calcext:value-type="float">
            <text:p>89.4969330495356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Seifen</text:p>
          </table:table-cell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Tirado</text:p>
          </table:table-cell>
          <table:table-cell office:value-type="string" calcext:value-type="string">
            <text:p>ctirado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8/19" office:value-type="float" office:value="0.947368421052632" calcext:value-type="float">
            <text:p>0.947368421052632</text:p>
          </table:table-cell>
          <table:table-cell table:formula="of:=0.88" office:value-type="float" office:value="0.88" calcext:value-type="float">
            <text:p>0.88</text:p>
          </table:table-cell>
          <table:table-cell table:formula="of:=17/17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N25]+35*AVERAGE([.H25];[.I25];[.J25];[.K25])+25*[.G25]+25*[.L25]" office:value-type="float" office:value="97.0873355263158" calcext:value-type="float">
            <text:p>97.0873355263158</text:p>
          </table:table-cell>
          <table:table-cell table:formula="of:=[.O25]+1" office:value-type="float" office:value="98.0873355263158" calcext:value-type="float">
            <text:p>98.08733552631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r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3.2$Linux_X86_64 LibreOffice_project/20$Build-2</meta:generator>
    <meta:initial-creator>Jordan Hanson</meta:initial-creator>
    <meta:creation-date>2021-08-24T14:06:58</meta:creation-date>
    <dc:date>2021-12-14T08:45:18.189666932</dc:date>
    <meta:editing-duration>PT3H13M47S</meta:editing-duration>
    <meta:editing-cycles>39</meta:editing-cycles>
    <meta:document-statistic meta:table-count="1" meta:cell-count="399" meta:object-count="0"/>
  </office:meta>
</office:document-meta>
</file>